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d801" officeooo:paragraph-rsid="0005d801"/>
    </style:style>
    <style:style style:name="P2" style:family="paragraph" style:parent-style-name="Standard" style:list-style-name="L2">
      <style:text-properties officeooo:rsid="0005d801" officeooo:paragraph-rsid="0005d801"/>
    </style:style>
    <style:style style:name="P3" style:family="paragraph" style:parent-style-name="Standard" style:list-style-name="L2">
      <style:text-properties officeooo:rsid="0006cd36" officeooo:paragraph-rsid="0006cd36"/>
    </style:style>
    <style:style style:name="P4" style:family="paragraph" style:parent-style-name="Standard" style:list-style-name="L2">
      <style:text-properties fo:color="#ff3333" officeooo:rsid="0005d801" officeooo:paragraph-rsid="0005d801"/>
    </style:style>
    <style:style style:name="P5" style:family="paragraph" style:parent-style-name="Standard" style:list-style-name="L2">
      <style:text-properties fo:color="#000000" officeooo:rsid="0005d801" officeooo:paragraph-rsid="0005d801"/>
    </style:style>
    <style:style style:name="T1" style:family="text">
      <style:text-properties officeooo:rsid="0006cd36"/>
    </style:style>
    <style:style style:name="T2" style:family="text">
      <style:text-properties officeooo:rsid="0007b2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просы АИС ВУЗ:</text:p>
      <text:list xml:id="list6384882334444061588" text:style-name="L2">
        <text:list-item>
          <text:p text:style-name="P2">название вуза</text:p>
        </text:list-item>
        <text:list-item>
          <text:p text:style-name="P2">адрес вуза</text:p>
        </text:list-item>
        <text:list-item>
          <text:p text:style-name="P2">справочный телефон вуза</text:p>
        </text:list-item>
        <text:list-item>
          <text:p text:style-name="P5">фамилия, имя, отчество ректора</text:p>
        </text:list-item>
        <text:list-item>
          <text:p text:style-name="P2">телефон диспетчерской службы вуза</text:p>
        </text:list-item>
        <text:list-item>
          <text:p text:style-name="P2">телефон методического управления вуза</text:p>
        </text:list-item>
        <text:list-item>
          <text:p text:style-name="P2">телефон учебного управления вуза</text:p>
        </text:list-item>
        <text:list-item>
          <text:p text:style-name="P2">телефон управления кадров</text:p>
        </text:list-item>
        <text:list-item>
          <text:p text:style-name="P2">список факультетов вуза</text:p>
        </text:list-item>
        <text:list-item>
          <text:p text:style-name="P2">название факультетов</text:p>
        </text:list-item>
        <text:list-item>
          <text:p text:style-name="P2">справочный телефон факультетов</text:p>
        </text:list-item>
        <text:list-item>
          <text:p text:style-name="P4">фамилия, имя, отчество декана</text:p>
        </text:list-item>
        <text:list-item>
          <text:p text:style-name="P4">фамилия, имя, отчество, заместителя декана по учебной работе</text:p>
        </text:list-item>
        <text:list-item>
          <text:p text:style-name="P4">телефон замдека по учебной работе</text:p>
        </text:list-item>
        <text:list-item>
          <text:p text:style-name="P2">индекс факультета</text:p>
        </text:list-item>
        <text:list-item>
          <text:p text:style-name="P2">список кафедр факультета</text:p>
        </text:list-item>
        <text:list-item>
          <text:p text:style-name="P2">название кафедры</text:p>
        </text:list-item>
        <text:list-item>
          <text:p text:style-name="P2">индекс кафедры</text:p>
        </text:list-item>
        <text:list-item>
          <text:p text:style-name="P2">название учебной специальности кафедры</text:p>
        </text:list-item>
        <text:list-item>
          <text:p text:style-name="P2">справочный телефон кафедры</text:p>
        </text:list-item>
        <text:list-item>
          <text:p text:style-name="P4">фамилия, имя, отчество, завкафедрой</text:p>
        </text:list-item>
        <text:list-item>
          <text:p text:style-name="P2">адрес кафедры</text:p>
        </text:list-item>
        <text:list-item>
          <text:p text:style-name="P2">список лабораторий кафедры</text:p>
        </text:list-item>
        <text:list-item>
          <text:p text:style-name="P2">справочные телефоны лабораторий</text:p>
        </text:list-item>
        <text:list-item>
          <text:p text:style-name="P2">название лаборатории</text:p>
        </text:list-item>
        <text:list-item>
          <text:p text:style-name="P2">сотрудники лаборатории</text:p>
        </text:list-item>
        <text:list-item>
          <text:p text:style-name="P2">фио сотрудника лаборатории</text:p>
        </text:list-item>
        <text:list-item>
          <text:p text:style-name="P2">табельный номер сотрудника лаборатории</text:p>
        </text:list-item>
        <text:list-item>
          <text:p text:style-name="P2">должность сотрудника лаборатории</text:p>
        </text:list-item>
        <text:list-item>
          <text:p text:style-name="P2">домашний адрес сотрудника лаборатории</text:p>
        </text:list-item>
        <text:list-item>
          <text:p text:style-name="P2">домашний телефон сотрудника </text:p>
        </text:list-item>
        <text:list-item>
          <text:p text:style-name="P2">преподаватели кафедры</text:p>
        </text:list-item>
        <text:list-item>
          <text:p text:style-name="P2">преподаватели факультета</text:p>
        </text:list-item>
        <text:list-item>
          <text:p text:style-name="P2">преподаватели университета</text:p>
        </text:list-item>
        <text:list-item>
          <text:p text:style-name="P2">табельный номер преподавателя</text:p>
        </text:list-item>
        <text:list-item>
          <text:p text:style-name="P2">учебная степень преподавателя</text:p>
        </text:list-item>
        <text:list-item>
          <text:p text:style-name="P2">учебное звание преподавателя</text:p>
        </text:list-item>
        <text:list-item>
          <text:p text:style-name="P2">домашний адрес преподавателя</text:p>
        </text:list-item>
        <text:list-item>
          <text:p text:style-name="P2">домашний телефон преподавателя</text:p>
        </text:list-item>
        <text:list-item>
          <text:p text:style-name="P2">сотрудники кафедры</text:p>
        </text:list-item>
        <text:list-item>
          <text:p text:style-name="P2">сотрудники факультета</text:p>
        </text:list-item>
        <text:list-item>
          <text:p text:style-name="P2">сотрудники вуза</text:p>
        </text:list-item>
        <text:list-item>
          <text:p text:style-name="P2"/>
        </text:list-item>
        <text:list-item>
          <text:p text:style-name="P2">состав учебных групп кафедры (<text:span text:style-name="T1">факультета)</text:span></text:p>
        </text:list-item>
        <text:list-item>
          <text:p text:style-name="P3">индекс группы</text:p>
        </text:list-item>
        <text:list-item>
          <text:p text:style-name="P3">фио старосты</text:p>
        </text:list-item>
        <text:list-item>
          <text:p text:style-name="P3">домашний телефон старосты группы</text:p>
        </text:list-item>
        <text:list-item>
          <text:p text:style-name="P3">год формирования группы</text:p>
        </text:list-item>
        <text:list-item>
          <text:p text:style-name="P3">количество студентов в группе</text:p>
        </text:list-item>
        <text:list-item>
          <text:p text:style-name="P3">список студентов группы</text:p>
        </text:list-item>
        <text:list-item>
          <text:p text:style-name="P3">список студентов кафедры</text:p>
        </text:list-item>
        <text:list-item>
          <text:p text:style-name="P3"><text:soft-page-break/>список студентов факультета</text:p>
        </text:list-item>
        <text:list-item>
          <text:p text:style-name="P3">список студентов вуза</text:p>
        </text:list-item>
        <text:list-item>
          <text:p text:style-name="P3">номер зачетной книжки студента</text:p>
        </text:list-item>
        <text:list-item>
          <text:p text:style-name="P3">фио студента</text:p>
        </text:list-item>
        <text:list-item>
          <text:p text:style-name="P3">домашний адрес студента</text:p>
        </text:list-item>
        <text:list-item>
          <text:p text:style-name="P3">домашний телефон студента</text:p>
        </text:list-item>
        <text:list-item>
          <text:p text:style-name="P3">дисциплины, которые может читать преподаватель</text:p>
        </text:list-item>
        <text:list-item>
          <text:p text:style-name="P3"/>
        </text:list-item>
        <text:list-item>
          <text:p text:style-name="P3">название дисциплины</text:p>
        </text:list-item>
        <text:list-item>
          <text:p text:style-name="P3">код дисциплины</text:p>
        </text:list-item>
        <text:list-item>
          <text:p text:style-name="P3">наличие экзамена в группе по дисциплине</text:p>
        </text:list-item>
        <text:list-item>
          <text:p text:style-name="P3">дата экзамена в группе по дисциплине</text:p>
        </text:list-item>
        <text:list-item>
          <text:p text:style-name="P3">преподаватель, проводящий экзамен</text:p>
        </text:list-item>
        <text:list-item>
          <text:p text:style-name="P3">аудитория, где проводится экзамен</text:p>
        </text:list-item>
        <text:list-item>
          <text:p text:style-name="P3"><text:span text:style-name="T2">с</text:span>тудент, сдающий конкретный экзамен</text:p>
        </text:list-item>
        <text:list-item>
          <text:p text:style-name="P3">оценка студента по конкретному экзамену</text:p>
        </text:list-item>
        <text:list-item>
          <text:p text:style-name="P3">список номеров аудиторий вуза</text:p>
        </text:list-item>
        <text:list-item>
          <text:p text:style-name="P3">количество посадочных мест в аудитории</text:p>
        </text:list-item>
        <text:list-item>
          <text:p text:style-name="P3">расписание экзаменов в вузе (день недели, время экзамена группа, дисциплина, преподаватель, аудитория)</text:p>
        </text:list-item>
        <text:list-item>
          <text:p text:style-name="P3">дисциплины, которые читает преподаватель в данном семестр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0:31:00.566948188</meta:creation-date>
    <meta:generator>LibreOffice/5.1.6.2$Linux_X86_64 LibreOffice_project/10m0$Build-2</meta:generator>
    <dc:date>2018-10-29T01:42:25.952380962</dc:date>
    <meta:editing-duration>PT2H53M33S</meta:editing-duration>
    <meta:editing-cycles>2</meta:editing-cycles>
    <meta:document-statistic meta:table-count="0" meta:image-count="0" meta:object-count="0" meta:page-count="2" meta:paragraph-count="72" meta:word-count="310" meta:character-count="2186" meta:non-whitespace-character-count="2016"/>
  </office:meta>
</office:document-meta>
</file>